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3.66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21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diagonal-bl-tr="none" style:diagonal-tl-br="none" fo:background-color="transparent" fo:wrap-option="no-wrap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no-wrap" fo:border="none"/>
    </style:style>
    <style:style style:name="ce13" style:family="table-cell" style:parent-style-name="Default">
      <style:table-cell-properties fo:wrap-option="no-wrap"/>
    </style:style>
    <style:style style:name="ce14" style:family="table-cell" style:parent-style-name="Default">
      <style:table-cell-properties fo:wrap-option="no-wrap"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ackground-color="transparent" fo:wrap-option="no-wrap"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</style:style>
    <style:style style:name="ce2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242.1mm" svg:y="0mm">
            <loext:p draw:notify-on-update-of-ranges="Hoja1.C2:Hoja1.C2 Hoja1.C3:Hoja1.C7 Hoja1.D2:Hoja1.D2 Hoja1.D3:Hoja1.D7 Hoja1.E2:Hoja1.E2 Hoja1.E3:Hoja1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3"/>
        <table:table-column table:style-name="co3" table:default-cell-style-name="ce12"/>
        <table:table-column table:style-name="co3" table:default-cell-style-name="ce13"/>
        <table:table-column table:style-name="co4" table:number-columns-repeated="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Particiones inducidas por Clustering</text:p>
          </table:table-cell>
          <table:covered-table-cell table:style-name="ce2"/>
          <table:covered-table-cell table:number-columns-repeated="3" table:style-name="ce15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División</text:p>
          </table:table-cell>
          <table:table-cell table:style-name="ce2" office:value-type="string" calcext:value-type="string">
            <text:p>Algoritmo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Precision</text:p>
          </table:table-cell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Integrantes</text:p>
          </table:table-cell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ce16" office:value-type="float" office:value="0.736111111111111" calcext:value-type="float">
            <text:p>0,73611111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66233766233766" calcext:value-type="float">
            <text:p>0,7662337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ce16" office:value-type="float" office:value="0.616666666666667" calcext:value-type="float">
            <text:p>0,6166666667</text:p>
          </table:table-cell>
          <table:table-cell table:style-name="ce16" office:value-type="float" office:value="0.611111111111111" calcext:value-type="float">
            <text:p>0,6111111111</text:p>
          </table:table-cell>
          <table:table-cell table:style-name="ce16" office:value-type="float" office:value="0.619117647058824" calcext:value-type="float">
            <text:p>0,61911764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ce16" office:value-type="float" office:value="0.730952380952381" calcext:value-type="float">
            <text:p>0,730952381</text:p>
          </table:table-cell>
          <table:table-cell table:style-name="ce16" office:value-type="float" office:value="0.5625" calcext:value-type="float">
            <text:p>0,5625</text:p>
          </table:table-cell>
          <table:table-cell table:style-name="ce16" office:value-type="float" office:value="0.777777777777778" calcext:value-type="float">
            <text:p>0,77777777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ce16" office:value-type="float" office:value="0.701388888888889" calcext:value-type="float">
            <text:p>0,7013888889</text:p>
          </table:table-cell>
          <table:table-cell table:style-name="ce16" office:value-type="float" office:value="0.6875" calcext:value-type="float">
            <text:p>0,6875</text:p>
          </table:table-cell>
          <table:table-cell table:style-name="ce16" office:value-type="float" office:value="0.928571428571429" calcext:value-type="float">
            <text:p>0,92857142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ce16" office:value-type="float" office:value="0.742424242424242" calcext:value-type="float">
            <text:p>0,7424242424</text:p>
          </table:table-cell>
          <table:table-cell table:style-name="ce16" office:value-type="float" office:value="0.9" calcext:value-type="float">
            <text:p>0,9</text:p>
          </table:table-cell>
          <table:table-cell table:style-name="ce16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Cinco Divisiones</text:p>
          </table:table-cell>
          <table:table-cell table:style-name="ce5" office:value-type="string" calcext:value-type="string">
            <text:p>Promedio</text:p>
          </table:table-cell>
          <table:table-cell table:style-name="ce5" table:formula="of:=SUM([.C3:.C7])/5" office:value-type="float" office:value="0.705508658008658" calcext:value-type="float">
            <text:p>0,705508658</text:p>
          </table:table-cell>
          <table:table-cell table:style-name="ce5" table:formula="of:=SUM([.D3:.D7])/5" office:value-type="float" office:value="0.752222222222222" calcext:value-type="float">
            <text:p>0,7522222222</text:p>
          </table:table-cell>
          <table:table-cell table:style-name="ce5" table:formula="of:=SUM([.E3:.E7])/5" office:value-type="float" office:value="0.818340123928359" calcext:value-type="float">
            <text:p>0,8183401239</text:p>
          </table:table-cell>
          <table:table-cell table:style-name="ce18"/>
          <table:table-cell table:style-name="ce5" table:formula="of:=SUM([.G3:.G7])/5" office:value-type="float" office:value="51.2" calcext:value-type="float">
            <text:p>51,2</text:p>
          </table:table-cell>
        </table:table-row>
        <table:table-row table:style-name="ro1">
          <table:covered-table-cell table:style-name="ce5"/>
          <table:table-cell table:style-name="ce5" office:value-type="string" calcext:value-type="string">
            <text:p>Desviación</text:p>
          </table:table-cell>
          <table:table-cell table:style-name="ce5" table:formula="of:=STDEV([.C3:.C7])" office:value-type="float" office:value="0.0520973259128518" calcext:value-type="float">
            <text:p>0,0520973259</text:p>
          </table:table-cell>
          <table:table-cell table:style-name="ce5" table:formula="of:=STDEV([.D3:.D7])" office:value-type="float" office:value="0.189293378185005" calcext:value-type="float">
            <text:p>0,1892933782</text:p>
          </table:table-cell>
          <table:table-cell table:style-name="ce5" table:formula="of:=STDEV([.E3:.E7])" office:value-type="float" office:value="0.149332868807529" calcext:value-type="float">
            <text:p>0,1493328688</text:p>
          </table:table-cell>
          <table:table-cell table:style-name="ce18"/>
          <table:table-cell table:style-name="ce5" table:formula="of:=STDEV([.G3:.G7])" office:value-type="float" office:value="39.0602099328716" calcext:value-type="float">
            <text:p>39,0602099329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6"/>
          <table:table-cell table:style-name="Default" table:number-columns-repeated="6"/>
        </table:table-row>
        <table:table-row table:style-name="ro1">
          <table:table-cell table:style-name="ce7" table:number-columns-repeated="2"/>
          <table:table-cell table:style-name="ce17" table:number-columns-repeated="3"/>
          <table:table-cell table:style-name="ce7" table:number-columns-repeated="2"/>
        </table:table-row>
        <table:table-row table:style-name="ro1" table:number-rows-repeated="2">
          <table:table-cell table:style-name="ce8" table:number-columns-repeated="2"/>
          <table:table-cell table:style-name="ce18"/>
          <table:table-cell table:style-name="ce20"/>
          <table:table-cell table:style-name="ce18"/>
          <table:table-cell table:style-name="ce8" table:number-columns-repeated="2"/>
        </table:table-row>
        <table:table-row table:style-name="ro1">
          <table:table-cell table:style-name="ce8" table:number-columns-repeated="2"/>
          <table:table-cell table:style-name="ce18"/>
          <table:table-cell table:style-name="ce20" table:number-columns-repeated="2"/>
          <table:table-cell table:style-name="ce8" table:number-columns-repeated="2"/>
        </table:table-row>
        <table:table-row table:style-name="ro1">
          <table:table-cell table:style-name="ce8" table:number-columns-repeated="2"/>
          <table:table-cell table:style-name="ce18"/>
          <table:table-cell table:style-name="ce20"/>
          <table:table-cell table:style-name="ce18"/>
          <table:table-cell table:style-name="ce8" table:number-columns-repeated="2"/>
        </table:table-row>
        <table:table-row table:style-name="ro1">
          <table:table-cell table:style-name="ce8" table:number-columns-repeated="2"/>
          <table:table-cell table:style-name="ce18" table:number-columns-repeated="3"/>
          <table:table-cell table:style-name="ce8" table:number-columns-repeated="2"/>
        </table:table-row>
        <table:table-row table:style-name="ro1" table:number-rows-repeated="2">
          <table:table-cell table:style-name="ce8" table:number-columns-repeated="2"/>
          <table:table-cell table:style-name="ce18"/>
          <table:table-cell table:style-name="ce20"/>
          <table:table-cell table:style-name="ce18"/>
          <table:table-cell table:style-name="ce8" table:number-columns-repeated="2"/>
        </table:table-row>
        <table:table-row table:style-name="ro1">
          <table:table-cell table:style-name="ce6"/>
          <table:table-cell table:style-name="ce9" table:number-columns-repeated="4"/>
          <table:table-cell table:style-name="ce18"/>
          <table:table-cell table:style-name="ce9"/>
        </table:table-row>
        <table:table-row table:style-name="ro1">
          <table:table-cell table:style-name="ce9" table:number-columns-repeated="5"/>
          <table:table-cell table:style-name="ce18"/>
          <table:table-cell table:style-name="ce9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0"/>
          <table:table-cell table:style-name="ce13"/>
          <table:table-cell/>
          <table:table-cell table:style-name="ce13"/>
          <table:table-cell/>
          <table:table-cell table:style-name="ce13" table:number-columns-repeated="2"/>
        </table:table-row>
        <table:table-row table:style-name="ro1">
          <table:table-cell table:style-name="ce11" table:number-columns-repeated="2"/>
          <table:table-cell table:style-name="ce19" table:number-columns-repeated="3"/>
          <table:table-cell table:style-name="ce11" table:number-columns-repeated="2"/>
        </table:table-row>
        <table:table-row table:style-name="ro1">
          <table:table-cell table:number-columns-repeated="4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12"/>
          <table:table-cell/>
          <table:table-cell table:style-name="ce12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12"/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3"/>
          <table:table-cell table:number-columns-repeated="3"/>
        </table:table-row>
        <table:table-row table:style-name="ro1">
          <table:table-cell table:number-columns-repeated="2"/>
          <table:table-cell table:style-name="ce12"/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ce13"/>
          <table:table-cell table:style-name="ce14" table:number-columns-repeated="6"/>
        </table:table-row>
        <table:table-row table:style-name="ro1" table:number-rows-repeated="4"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</table:table-row>
        <table:table-row table:style-name="ro1"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</table:table-row>
      </table:table>
      <table:table table:name="Hoja2" table:style-name="ta1">
        <table:shapes>
          <draw:frame draw:z-index="0" draw:style-name="gr1" draw:text-style-name="P1" svg:width="159.99mm" svg:height="89.99mm" svg:x="185.47mm" svg:y="0mm">
            <loext:p draw:notify-on-update-of-ranges="Hoja2.C2:Hoja2.C2 Hoja2.C3:Hoja2.C9 Hoja2.D2:Hoja2.D2 Hoja2.D3:Hoja2.D9 Hoja2.E2:Hoja2.E2 Hoja2.E3:Hoja2.E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ce3"/>
        <table:table-column table:style-name="co6" table:default-cell-style-name="ce3"/>
        <table:table-column table:style-name="co3" table:default-cell-style-name="ce21"/>
        <table:table-column table:style-name="co3" table:default-cell-style-name="ce16"/>
        <table:table-column table:style-name="co4" table:default-cell-style-name="ce21"/>
        <table:table-column table:style-name="co4" table:number-columns-repeated="2" table:default-cell-style-name="ce3"/>
        <table:table-row table:style-name="ro1">
          <table:table-cell table:style-name="ce4" office:value-type="string" calcext:value-type="string" table:number-columns-spanned="7" table:number-rows-spanned="1">
            <text:p>Particiones inducidas por clustering recursivo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calcext:value-type="string">
            <text:p>División</text:p>
          </table:table-cell>
          <table:table-cell table:style-name="ce2" office:value-type="string" calcext:value-type="string">
            <text:p>Algoritmo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Precision</text:p>
          </table:table-cell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Integran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ursivo</text:p>
          </table:table-cell>
          <table:table-cell office:value-type="float" office:value="0.705294117647059" calcext:value-type="float">
            <text:p>0,7052941176</text:p>
          </table:table-cell>
          <table:table-cell office:value-type="float" office:value="1" calcext:value-type="float">
            <text:p>1</text:p>
          </table:table-cell>
          <table:table-cell office:value-type="float" office:value="0.726666666666667" calcext:value-type="float">
            <text:p>0,7266666667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cursivo</text:p>
          </table:table-cell>
          <table:table-cell office:value-type="float" office:value="0.916666666666667" calcext:value-type="float">
            <text:p>0,91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6666666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cursivo</text:p>
          </table:table-cell>
          <table:table-cell office:value-type="float" office:value="0.866666666666667" calcext:value-type="float">
            <text:p>0,8666666667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ursivo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916666666666667" calcext:value-type="float">
            <text:p>0,916666666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ursivo</text:p>
          </table:table-cell>
          <table:table-cell office:value-type="float" office:value="0.62037037037037" calcext:value-type="float">
            <text:p>0,6203703704</text:p>
          </table:table-cell>
          <table:table-cell table:style-name="ce21" office:value-type="float" office:value="0.694444444444444" calcext:value-type="float">
            <text:p>0,6944444444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cursivo</text:p>
          </table:table-cell>
          <table:table-cell office:value-type="float" office:value="0.723232323232323" calcext:value-type="float">
            <text:p>0,7232323232</text:p>
          </table:table-cell>
          <table:table-cell office:value-type="float" office:value="1" calcext:value-type="float">
            <text:p>1</text:p>
          </table:table-cell>
          <table:table-cell office:value-type="float" office:value="0.777777777777778" calcext:value-type="float">
            <text:p>0,777777777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ursivo</text:p>
          </table:table-cell>
          <table:table-cell office:value-type="float" office:value="0.63015873015873" calcext:value-type="float">
            <text:p>0,6301587302</text:p>
          </table:table-cell>
          <table:table-cell office:value-type="float" office:value="1" calcext:value-type="float">
            <text:p>1</text:p>
          </table:table-cell>
          <table:table-cell office:value-type="float" office:value="0.695238095238095" calcext:value-type="float">
            <text:p>0,695238095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7 Divisiones</text:p>
          </table:table-cell>
          <table:table-cell table:style-name="ce5" office:value-type="string" calcext:value-type="string">
            <text:p>Promedio</text:p>
          </table:table-cell>
          <table:table-cell table:style-name="ce5" table:formula="of:=SUM([.C3:.C9])/7" office:value-type="float" office:value="0.744626982105974" calcext:value-type="float">
            <text:p>0,7446269821</text:p>
          </table:table-cell>
          <table:table-cell table:style-name="ce5" table:formula="of:=SUM([.D3:.D9])/7" office:value-type="float" office:value="0.956349206349206" calcext:value-type="float">
            <text:p>0,9563492063</text:p>
          </table:table-cell>
          <table:table-cell table:style-name="ce5" table:formula="of:=SUM([.E3:.E9])/7" office:value-type="float" office:value="0.790430839002268" calcext:value-type="float">
            <text:p>0,790430839</text:p>
          </table:table-cell>
          <table:table-cell table:style-name="ce18"/>
          <table:table-cell table:style-name="ce5" table:formula="of:=SUM([.G3:.G9])/7" office:value-type="float" office:value="36.5714285714286" calcext:value-type="float">
            <text:p>36,5714285714</text:p>
          </table:table-cell>
        </table:table-row>
        <table:table-row table:style-name="ro1">
          <table:covered-table-cell table:style-name="ce5"/>
          <table:table-cell table:style-name="ce5" office:value-type="string" calcext:value-type="string">
            <text:p>Desviación</text:p>
          </table:table-cell>
          <table:table-cell table:style-name="ce5" table:formula="of:=STDEV([.C3:.C9])" office:value-type="float" office:value="0.111853847282543" calcext:value-type="float">
            <text:p>0,1118538473</text:p>
          </table:table-cell>
          <table:table-cell table:style-name="ce5" table:formula="of:=STDEV([.D3:.D9])" office:value-type="float" office:value="0.115489144530597" calcext:value-type="float">
            <text:p>0,1154891445</text:p>
          </table:table-cell>
          <table:table-cell table:style-name="ce5" table:formula="of:=STDEV([.E3:.E9])" office:value-type="float" office:value="0.122538816041489" calcext:value-type="float">
            <text:p>0,122538816</text:p>
          </table:table-cell>
          <table:table-cell table:style-name="ce18"/>
          <table:table-cell table:style-name="ce5" table:formula="of:=STDEV([.G3:.G9])" office:value-type="float" office:value="26.0375187172738" calcext:value-type="float">
            <text:p>26,0375187173</text:p>
          </table:table-cell>
        </table:table-row>
      </table:table>
      <table:table table:name="Hoja3" table:style-name="ta1">
        <table:shapes>
          <draw:frame draw:z-index="0" draw:style-name="gr1" draw:text-style-name="P1" svg:width="159.99mm" svg:height="89.99mm" svg:x="197.76mm" svg:y="0.2mm">
            <loext:p draw:notify-on-update-of-ranges="Hoja3.C2:Hoja3.C2 Hoja3.C3:Hoja3.C15 Hoja3.D2:Hoja3.D2 Hoja3.D3:Hoja3.D15 Hoja3.E2:Hoja3.E2 Hoja3.E3:Hoja3.E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21"/>
        <table:table-column table:style-name="co2" table:default-cell-style-name="ce21"/>
        <table:table-column table:style-name="co3" table:default-cell-style-name="Default"/>
        <table:table-column table:style-name="co3" table:default-cell-style-name="ce21"/>
        <table:table-column table:style-name="co3" table:default-cell-style-name="Default"/>
        <table:table-column table:style-name="co4" table:number-columns-repeated="2" table:default-cell-style-name="ce21"/>
        <table:table-row table:style-name="ro1">
          <table:table-cell table:style-name="ce4" office:value-type="string" calcext:value-type="string" table:number-columns-spanned="7" table:number-rows-spanned="1">
            <text:p>Particiones inducidas por sectores de interacción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>
            <text:p>División</text:p>
          </table:table-cell>
          <table:table-cell table:style-name="ce2" office:value-type="string" calcext:value-type="string">
            <text:p>Algoritmo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Precision</text:p>
          </table:table-cell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Integrantes</text:p>
          </table:table-cell>
        </table:table-row>
        <table:table-row table:style-name="ro1">
          <table:table-cell office:value-type="string" calcext:value-type="string">
            <text:p>Grupo A</text:p>
          </table:table-cell>
          <table:table-cell office:value-type="string" calcext:value-type="string">
            <text:p>Sector Interacción</text:p>
          </table:table-cell>
          <table:table-cell office:value-type="float" office:value="0.693333333333" calcext:value-type="float">
            <text:p>0,6933333333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7" calcext:value-type="float">
            <text:p>0,7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rupo B</text:p>
          </table:table-cell>
          <table:table-cell office:value-type="string" calcext:value-type="string">
            <text:p>Sector Interacción</text:p>
          </table:table-cell>
          <table:table-cell table:style-name="ce21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9" calcext:value-type="float">
            <text:p>0,9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upo C</text:p>
          </table:table-cell>
          <table:table-cell office:value-type="string" calcext:value-type="string">
            <text:p>Sector Interacción</text:p>
          </table:table-cell>
          <table:table-cell office:value-type="float" office:value="0.888888888888889" calcext:value-type="float">
            <text:p>0,8888888889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666666667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upo F</text:p>
          </table:table-cell>
          <table:table-cell office:value-type="string" calcext:value-type="string">
            <text:p>Sector Interacción</text:p>
          </table:table-cell>
          <table:table-cell office:value-type="float" office:value="0.722222222222222" calcext:value-type="float">
            <text:p>0,7222222222</text:p>
          </table:table-cell>
          <table:table-cell office:value-type="float" office:value="1" calcext:value-type="float">
            <text:p>1</text:p>
          </table:table-cell>
          <table:table-cell office:value-type="float" office:value="0.722222222222222" calcext:value-type="float">
            <text:p>0,7222222222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upo H</text:p>
          </table:table-cell>
          <table:table-cell office:value-type="string" calcext:value-type="string">
            <text:p>Sector Interacción</text:p>
          </table:table-cell>
          <table:table-cell office:value-type="float" office:value="0.666666666666667" calcext:value-type="float">
            <text:p>0,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666666667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upo M</text:p>
          </table:table-cell>
          <table:table-cell office:value-type="string" calcext:value-type="string">
            <text:p>Sector Interacción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7" calcext:value-type="float">
            <text:p>0,7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rupo N</text:p>
          </table:table-cell>
          <table:table-cell office:value-type="string" calcext:value-type="string">
            <text:p>Sector Interacción</text:p>
          </table:table-cell>
          <table:table-cell table:style-name="ce21" office:value-type="float" office:value="0.75" calcext:value-type="float">
            <text:p>0,75</text:p>
          </table:table-cell>
          <table:table-cell office:value-type="float" office:value="0.75" calcext:value-type="float">
            <text:p>0,75</text:p>
          </table:table-cell>
          <table:table-cell table:style-name="ce21" office:value-type="float" office:value="0.5" calcext:value-type="float">
            <text:p>0,5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upo O</text:p>
          </table:table-cell>
          <table:table-cell office:value-type="string" calcext:value-type="string">
            <text:p>Sector Interacción</text:p>
          </table:table-cell>
          <table:table-cell office:value-type="float" office:value="0.669047619047619" calcext:value-type="float">
            <text:p>0,669047619</text:p>
          </table:table-cell>
          <table:table-cell office:value-type="float" office:value="1" calcext:value-type="float">
            <text:p>1</text:p>
          </table:table-cell>
          <table:table-cell office:value-type="float" office:value="0.733333333333333" calcext:value-type="float">
            <text:p>0,7333333333</text:p>
          </table:table-cell>
          <table:table-cell office:value-type="string" calcext:value-type="string">
            <text:p>O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rupo P</text:p>
          </table:table-cell>
          <table:table-cell office:value-type="string" calcext:value-type="string">
            <text:p>Sector Interacción</text:p>
          </table:table-cell>
          <table:table-cell office:value-type="float" office:value="0.716666666666667" calcext:value-type="float">
            <text:p>0,7166666667</text:p>
          </table:table-cell>
          <table:table-cell table:style-name="Default" office:value-type="float" office:value="0.833333333333333" calcext:value-type="float">
            <text:p>0,8333333333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upo R</text:p>
          </table:table-cell>
          <table:table-cell office:value-type="string" calcext:value-type="string">
            <text:p>Sector Interacción</text:p>
          </table:table-cell>
          <table:table-cell office:value-type="float" office:value="0.603030303030303" calcext:value-type="float">
            <text:p>0,603030303</text:p>
          </table:table-cell>
          <table:table-cell office:value-type="float" office:value="1" calcext:value-type="float">
            <text:p>1</text:p>
          </table:table-cell>
          <table:table-cell office:value-type="float" office:value="0.682857142857143" calcext:value-type="float">
            <text:p>0,6828571429</text:p>
          </table:table-cell>
          <table:table-cell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rupo T</text:p>
          </table:table-cell>
          <table:table-cell office:value-type="string" calcext:value-type="string">
            <text:p>Sector Interacción</text:p>
          </table:table-cell>
          <table:table-cell office:value-type="float" office:value="0.694444444444444" calcext:value-type="float">
            <text:p>0,6944444444</text:p>
          </table:table-cell>
          <table:table-cell table:style-name="Default" office:value-type="float" office:value="0.833333333333333" calcext:value-type="float">
            <text:p>0,8333333333</text:p>
          </table:table-cell>
          <table:table-cell office:value-type="float" office:value="0.722222222222222" calcext:value-type="float">
            <text:p>0,7222222222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upo U</text:p>
          </table:table-cell>
          <table:table-cell office:value-type="string" calcext:value-type="string">
            <text:p>Sector Interacción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upo Z</text:p>
          </table:table-cell>
          <table:table-cell office:value-type="string" calcext:value-type="string">
            <text:p>Sector Interacción</text:p>
          </table:table-cell>
          <table:table-cell office:value-type="float" office:value="0.741071428571429" calcext:value-type="float">
            <text:p>0,7410714286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,8333333333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Promedio</text:p>
          </table:table-cell>
          <table:table-cell table:style-name="ce5" table:formula="of:=SUM([.C3:.C15])/13" office:value-type="float" office:value="0.749643967143941" calcext:value-type="float">
            <text:p>0,7496439671</text:p>
          </table:table-cell>
          <table:table-cell table:style-name="ce5" table:formula="of:=SUM([.D3:.D15])/13" office:value-type="float" office:value="0.955128205128205" calcext:value-type="float">
            <text:p>0,9551282051</text:p>
          </table:table-cell>
          <table:table-cell table:style-name="ce5" table:formula="of:=SUM([.E3:.E15])/13" office:value-type="float" office:value="0.740561660561661" calcext:value-type="float">
            <text:p>0,7405616606</text:p>
          </table:table-cell>
          <table:table-cell table:style-name="ce9"/>
          <table:table-cell table:style-name="ce5" table:formula="of:=SUM([.G3:.G15])/13" office:value-type="float" office:value="16.1538461538462" calcext:value-type="float">
            <text:p>16,1538461538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Desviación</text:p>
          </table:table-cell>
          <table:table-cell table:style-name="ce5" table:formula="of:=STDEV([.C3:.C15])" office:value-type="float" office:value="0.104141836829914" calcext:value-type="float">
            <text:p>0,1041418368</text:p>
          </table:table-cell>
          <table:table-cell table:style-name="ce5" table:formula="of:=STDEV([.D3:.D15])" office:value-type="float" office:value="0.0875025437155695" calcext:value-type="float">
            <text:p>0,0875025437</text:p>
          </table:table-cell>
          <table:table-cell table:style-name="ce5" table:formula="of:=STDEV([.E3:.E15])" office:value-type="float" office:value="0.122815720690719" calcext:value-type="float">
            <text:p>0,1228157207</text:p>
          </table:table-cell>
          <table:table-cell table:style-name="ce9"/>
          <table:table-cell table:style-name="ce5" table:formula="of:=STDEV([.G3:.G15])" office:value-type="float" office:value="15.6524758424985" calcext:value-type="float">
            <text:p>15,6524758425</text:p>
          </table:table-cell>
        </table:table-row>
      </table:table>
      <table:table table:name="Hoja4" table:style-name="ta1">
        <table:shapes>
          <draw:frame draw:z-index="0" draw:style-name="gr1" draw:text-style-name="P1" svg:width="159.99mm" svg:height="89.99mm" svg:x="217.03mm" svg:y="4.98mm">
            <loext:p draw:notify-on-update-of-ranges="Hoja4.C2:Hoja4.C2 Hoja4.D2:Hoja4.D2 Hoja4.E2:Hoja4.E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1"/>
        <table:table-column table:style-name="co2" table:default-cell-style-name="ce21"/>
        <table:table-column table:style-name="co4" table:default-cell-style-name="Default"/>
        <table:table-column table:style-name="co3" table:number-columns-repeated="2" table:default-cell-style-name="ce21"/>
        <table:table-column table:style-name="co4" table:number-columns-repeated="2" table:default-cell-style-name="ce21"/>
        <table:table-row table:style-name="ro1">
          <table:table-cell table:style-name="ce1" office:value-type="string" calcext:value-type="string" table:number-columns-spanned="7" table:number-rows-spanned="1">
            <text:p>Particiones inducidas por Clustering</text:p>
          </table:table-cell>
          <table:covered-table-cell table:style-name="ce2"/>
          <table:covered-table-cell table:number-columns-repeated="3" table:style-name="ce15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División</text:p>
          </table:table-cell>
          <table:table-cell table:style-name="ce2" office:value-type="string" calcext:value-type="string">
            <text:p>Algoritmo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Precision</text:p>
          </table:table-cell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Integrantes</text:p>
          </table:table-cell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ce16" office:value-type="float" office:value="0.736111111111111" calcext:value-type="float">
            <text:p>0,73611111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66233766233766" calcext:value-type="float">
            <text:p>0,7662337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ce16" office:value-type="float" office:value="0.616666666666667" calcext:value-type="float">
            <text:p>0,6166666667</text:p>
          </table:table-cell>
          <table:table-cell table:style-name="ce16" office:value-type="float" office:value="0.611111111111111" calcext:value-type="float">
            <text:p>0,6111111111</text:p>
          </table:table-cell>
          <table:table-cell table:style-name="ce16" office:value-type="float" office:value="0.619117647058824" calcext:value-type="float">
            <text:p>0,61911764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ce16" office:value-type="float" office:value="0.730952380952381" calcext:value-type="float">
            <text:p>0,730952381</text:p>
          </table:table-cell>
          <table:table-cell table:style-name="ce16" office:value-type="float" office:value="0.5625" calcext:value-type="float">
            <text:p>0,5625</text:p>
          </table:table-cell>
          <table:table-cell table:style-name="ce16" office:value-type="float" office:value="0.777777777777778" calcext:value-type="float">
            <text:p>0,77777777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ce16" office:value-type="float" office:value="0.701388888888889" calcext:value-type="float">
            <text:p>0,7013888889</text:p>
          </table:table-cell>
          <table:table-cell table:style-name="ce16" office:value-type="float" office:value="0.6875" calcext:value-type="float">
            <text:p>0,6875</text:p>
          </table:table-cell>
          <table:table-cell table:style-name="ce16" office:value-type="float" office:value="0.928571428571429" calcext:value-type="float">
            <text:p>0,92857142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ce16" office:value-type="float" office:value="0.742424242424242" calcext:value-type="float">
            <text:p>0,7424242424</text:p>
          </table:table-cell>
          <table:table-cell table:style-name="ce16" office:value-type="float" office:value="0.9" calcext:value-type="float">
            <text:p>0,9</text:p>
          </table:table-cell>
          <table:table-cell table:style-name="ce16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Cinco Divisiones</text:p>
          </table:table-cell>
          <table:table-cell table:style-name="ce5" office:value-type="string" calcext:value-type="string">
            <text:p>Promedio</text:p>
          </table:table-cell>
          <table:table-cell table:style-name="ce5" table:formula="of:=SUM([.C3:.C7])/5" office:value-type="float" office:value="0.705508658008658" calcext:value-type="float">
            <text:p>0,705508658</text:p>
          </table:table-cell>
          <table:table-cell table:style-name="ce5" table:formula="of:=SUM([.D3:.D7])/5" office:value-type="float" office:value="0.752222222222222" calcext:value-type="float">
            <text:p>0,7522222222</text:p>
          </table:table-cell>
          <table:table-cell table:style-name="ce5" table:formula="of:=SUM([.E3:.E7])/5" office:value-type="float" office:value="0.818340123928359" calcext:value-type="float">
            <text:p>0,8183401239</text:p>
          </table:table-cell>
          <table:table-cell table:style-name="ce18"/>
          <table:table-cell table:style-name="ce5" table:formula="of:=SUM([.G3:.G7])/5" office:value-type="float" office:value="51.2" calcext:value-type="float">
            <text:p>51,2</text:p>
          </table:table-cell>
        </table:table-row>
        <table:table-row table:style-name="ro1">
          <table:covered-table-cell table:style-name="ce5"/>
          <table:table-cell table:style-name="ce5" office:value-type="string" calcext:value-type="string">
            <text:p>Desviación</text:p>
          </table:table-cell>
          <table:table-cell table:style-name="ce5" table:formula="of:=STDEV([.C3:.C7])" office:value-type="float" office:value="0.0520973259128518" calcext:value-type="float">
            <text:p>0,0520973259</text:p>
          </table:table-cell>
          <table:table-cell table:style-name="ce5" table:formula="of:=STDEV([.D3:.D7])" office:value-type="float" office:value="0.189293378185005" calcext:value-type="float">
            <text:p>0,1892933782</text:p>
          </table:table-cell>
          <table:table-cell table:style-name="ce5" table:formula="of:=STDEV([.E3:.E7])" office:value-type="float" office:value="0.149332868807529" calcext:value-type="float">
            <text:p>0,1493328688</text:p>
          </table:table-cell>
          <table:table-cell table:style-name="ce18"/>
          <table:table-cell table:style-name="ce5" table:formula="of:=STDEV([.G3:.G7])" office:value-type="float" office:value="39.0602099328716" calcext:value-type="float">
            <text:p>39,0602099329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ce4" office:value-type="string" calcext:value-type="string" table:number-columns-spanned="7" table:number-rows-spanned="1">
            <text:p>Particiones inducidas por clustering recursivo</text:p>
          </table:table-cell>
          <table:covered-table-cell table:style-name="Default"/>
          <table:covered-table-cell/>
          <table:covered-table-cell table:number-columns-repeated="4" table:style-name="Default"/>
        </table:table-row>
        <table:table-row table:style-name="ro1">
          <table:table-cell table:style-name="ce2" office:value-type="string" calcext:value-type="string">
            <text:p>División</text:p>
          </table:table-cell>
          <table:table-cell table:style-name="ce2" office:value-type="string" calcext:value-type="string">
            <text:p>Algoritmo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Precision</text:p>
          </table:table-cell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Integrante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cursivo</text:p>
          </table:table-cell>
          <table:table-cell table:style-name="ce21" office:value-type="float" office:value="0.705294117647059" calcext:value-type="float">
            <text:p>0,7052941176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726666666666667" calcext:value-type="float">
            <text:p>0,7266666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cursivo</text:p>
          </table:table-cell>
          <table:table-cell table:style-name="ce21" office:value-type="float" office:value="0.916666666666667" calcext:value-type="float">
            <text:p>0,9166666667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666666666666667" calcext:value-type="float">
            <text:p>0,66666666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cursivo</text:p>
          </table:table-cell>
          <table:table-cell table:style-name="ce21" office:value-type="float" office:value="0.866666666666667" calcext:value-type="float">
            <text:p>0,8666666667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ecursivo</text:p>
          </table:table-cell>
          <table:table-cell table:style-name="ce21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916666666666667" calcext:value-type="float">
            <text:p>0,91666666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cursivo</text:p>
          </table:table-cell>
          <table:table-cell table:style-name="ce21" office:value-type="float" office:value="0.62037037037037" calcext:value-type="float">
            <text:p>0,6203703704</text:p>
          </table:table-cell>
          <table:table-cell office:value-type="float" office:value="0.694444444444444" calcext:value-type="float">
            <text:p>0,6944444444</text:p>
          </table:table-cell>
          <table:table-cell office:value-type="float" office:value="0.75" calcext:value-type="float">
            <text:p>0,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ecursivo</text:p>
          </table:table-cell>
          <table:table-cell table:style-name="ce21" office:value-type="float" office:value="0.723232323232323" calcext:value-type="float">
            <text:p>0,7232323232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777777777777778" calcext:value-type="float">
            <text:p>0,77777777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Recursivo</text:p>
          </table:table-cell>
          <table:table-cell table:style-name="ce21" office:value-type="float" office:value="0.63015873015873" calcext:value-type="float">
            <text:p>0,6301587302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695238095238095" calcext:value-type="float">
            <text:p>0,69523809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" calcext:value-type="float">
            <text:p>62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7 Divisiones</text:p>
          </table:table-cell>
          <table:table-cell table:style-name="ce5" office:value-type="string" calcext:value-type="string">
            <text:p>Promedio</text:p>
          </table:table-cell>
          <table:table-cell table:style-name="ce5" table:formula="of:=SUM([.C13:.C19])/7" office:value-type="float" office:value="0.744626982105974" calcext:value-type="float">
            <text:p>0,7446269821</text:p>
          </table:table-cell>
          <table:table-cell table:style-name="ce5" table:formula="of:=SUM([.D13:.D19])/7" office:value-type="float" office:value="0.956349206349206" calcext:value-type="float">
            <text:p>0,9563492063</text:p>
          </table:table-cell>
          <table:table-cell table:style-name="ce5" table:formula="of:=SUM([.E13:.E19])/7" office:value-type="float" office:value="0.790430839002268" calcext:value-type="float">
            <text:p>0,790430839</text:p>
          </table:table-cell>
          <table:table-cell table:style-name="ce18"/>
          <table:table-cell table:style-name="ce5" table:formula="of:=SUM([.G13:.G19])/7" office:value-type="float" office:value="36.5714285714286" calcext:value-type="float">
            <text:p>36,5714285714</text:p>
          </table:table-cell>
        </table:table-row>
        <table:table-row table:style-name="ro1">
          <table:covered-table-cell table:style-name="ce5"/>
          <table:table-cell table:style-name="ce5" office:value-type="string" calcext:value-type="string">
            <text:p>Desviación</text:p>
          </table:table-cell>
          <table:table-cell table:style-name="ce5" table:formula="of:=STDEV([.C13:.C19])" office:value-type="float" office:value="0.111853847282543" calcext:value-type="float">
            <text:p>0,1118538473</text:p>
          </table:table-cell>
          <table:table-cell table:style-name="ce5" table:formula="of:=STDEV([.D13:.D19])" office:value-type="float" office:value="0.115489144530597" calcext:value-type="float">
            <text:p>0,1154891445</text:p>
          </table:table-cell>
          <table:table-cell table:style-name="ce5" table:formula="of:=STDEV([.E13:.E19])" office:value-type="float" office:value="0.122538816041489" calcext:value-type="float">
            <text:p>0,122538816</text:p>
          </table:table-cell>
          <table:table-cell table:style-name="ce18"/>
          <table:table-cell table:style-name="ce5" table:formula="of:=STDEV([.G13:.G19])" office:value-type="float" office:value="26.0375187172738" calcext:value-type="float">
            <text:p>26,0375187173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ce4" office:value-type="string" calcext:value-type="string" table:number-columns-spanned="7" table:number-rows-spanned="1">
            <text:p>Particiones inducidas por sectores de interacción</text:p>
          </table:table-cell>
          <table:covered-table-cell table:style-name="Default"/>
          <table:covered-table-cell/>
          <table:covered-table-cell table:number-columns-repeated="4" table:style-name="Default"/>
        </table:table-row>
        <table:table-row table:style-name="ro1">
          <table:table-cell table:style-name="ce2" office:value-type="string" calcext:value-type="string">
            <text:p>División</text:p>
          </table:table-cell>
          <table:table-cell table:style-name="ce2" office:value-type="string" calcext:value-type="string">
            <text:p>Algoritmo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Precision</text:p>
          </table:table-cell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Integrantes</text:p>
          </table:table-cell>
        </table:table-row>
        <table:table-row table:style-name="ro1">
          <table:table-cell office:value-type="string" calcext:value-type="string">
            <text:p>Grupo A</text:p>
          </table:table-cell>
          <table:table-cell office:value-type="string" calcext:value-type="string">
            <text:p>Sector Interacción</text:p>
          </table:table-cell>
          <table:table-cell office:value-type="float" office:value="0.693333333333" calcext:value-type="float">
            <text:p>0,693333333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rupo B</text:p>
          </table:table-cell>
          <table:table-cell office:value-type="string" calcext:value-type="string">
            <text:p>Sector Interacción</text:p>
          </table:table-cell>
          <table:table-cell table:style-name="ce21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upo C</text:p>
          </table:table-cell>
          <table:table-cell office:value-type="string" calcext:value-type="string">
            <text:p>Sector Interacción</text:p>
          </table:table-cell>
          <table:table-cell office:value-type="float" office:value="0.888888888888889" calcext:value-type="float">
            <text:p>0,888888888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666666666666667" calcext:value-type="float">
            <text:p>0,6666666667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upo F</text:p>
          </table:table-cell>
          <table:table-cell office:value-type="string" calcext:value-type="string">
            <text:p>Sector Interacción</text:p>
          </table:table-cell>
          <table:table-cell office:value-type="float" office:value="0.722222222222222" calcext:value-type="float">
            <text:p>0,722222222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22222222222222" calcext:value-type="float">
            <text:p>0,7222222222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upo H</text:p>
          </table:table-cell>
          <table:table-cell office:value-type="string" calcext:value-type="string">
            <text:p>Sector Interacción</text:p>
          </table:table-cell>
          <table:table-cell office:value-type="float" office:value="0.666666666666667" calcext:value-type="float">
            <text:p>0,666666666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666666666666667" calcext:value-type="float">
            <text:p>0,6666666667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upo M</text:p>
          </table:table-cell>
          <table:table-cell office:value-type="string" calcext:value-type="string">
            <text:p>Sector Interacción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rupo N</text:p>
          </table:table-cell>
          <table:table-cell office:value-type="string" calcext:value-type="string">
            <text:p>Sector Interacción</text:p>
          </table:table-cell>
          <table:table-cell table:style-name="ce21" office:value-type="float" office:value="0.75" calcext:value-type="float">
            <text:p>0,75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upo O</text:p>
          </table:table-cell>
          <table:table-cell office:value-type="string" calcext:value-type="string">
            <text:p>Sector Interacción</text:p>
          </table:table-cell>
          <table:table-cell office:value-type="float" office:value="0.669047619047619" calcext:value-type="float">
            <text:p>0,66904761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33333333333333" calcext:value-type="float">
            <text:p>0,7333333333</text:p>
          </table:table-cell>
          <table:table-cell office:value-type="string" calcext:value-type="string">
            <text:p>O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rupo P</text:p>
          </table:table-cell>
          <table:table-cell office:value-type="string" calcext:value-type="string">
            <text:p>Sector Interacción</text:p>
          </table:table-cell>
          <table:table-cell office:value-type="float" office:value="0.716666666666667" calcext:value-type="float">
            <text:p>0,7166666667</text:p>
          </table:table-cell>
          <table:table-cell table:style-name="Default" office:value-type="float" office:value="0.833333333333333" calcext:value-type="float">
            <text:p>0,8333333333</text:p>
          </table:table-cell>
          <table:table-cell table:style-name="Default" office:value-type="float" office:value="0.8" calcext:value-type="float">
            <text:p>0,8</text:p>
          </table:table-cell>
          <table:table-cell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upo R</text:p>
          </table:table-cell>
          <table:table-cell office:value-type="string" calcext:value-type="string">
            <text:p>Sector Interacción</text:p>
          </table:table-cell>
          <table:table-cell office:value-type="float" office:value="0.603030303030303" calcext:value-type="float">
            <text:p>0,6030303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682857142857143" calcext:value-type="float">
            <text:p>0,6828571429</text:p>
          </table:table-cell>
          <table:table-cell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rupo T</text:p>
          </table:table-cell>
          <table:table-cell office:value-type="string" calcext:value-type="string">
            <text:p>Sector Interacción</text:p>
          </table:table-cell>
          <table:table-cell office:value-type="float" office:value="0.694444444444444" calcext:value-type="float">
            <text:p>0,6944444444</text:p>
          </table:table-cell>
          <table:table-cell table:style-name="Default" office:value-type="float" office:value="0.833333333333333" calcext:value-type="float">
            <text:p>0,8333333333</text:p>
          </table:table-cell>
          <table:table-cell table:style-name="Default" office:value-type="float" office:value="0.722222222222222" calcext:value-type="float">
            <text:p>0,7222222222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upo U</text:p>
          </table:table-cell>
          <table:table-cell office:value-type="string" calcext:value-type="string">
            <text:p>Sector Interacción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upo Z</text:p>
          </table:table-cell>
          <table:table-cell office:value-type="string" calcext:value-type="string">
            <text:p>Sector Interacción</text:p>
          </table:table-cell>
          <table:table-cell office:value-type="float" office:value="0.741071428571429" calcext:value-type="float">
            <text:p>0,741071428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33333333333333" calcext:value-type="float">
            <text:p>0,8333333333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Promedio</text:p>
          </table:table-cell>
          <table:table-cell table:style-name="ce5" table:formula="of:=SUM([.C25:.C37])/13" office:value-type="float" office:value="0.749643967143941" calcext:value-type="float">
            <text:p>0,7496439671</text:p>
          </table:table-cell>
          <table:table-cell table:style-name="ce5" table:formula="of:=SUM([.D25:.D37])/13" office:value-type="float" office:value="0.955128205128205" calcext:value-type="float">
            <text:p>0,9551282051</text:p>
          </table:table-cell>
          <table:table-cell table:style-name="ce5" table:formula="of:=SUM([.E25:.E37])/13" office:value-type="float" office:value="0.740561660561661" calcext:value-type="float">
            <text:p>0,7405616606</text:p>
          </table:table-cell>
          <table:table-cell table:style-name="ce9"/>
          <table:table-cell table:style-name="ce5" table:formula="of:=SUM([.G25:.G37])/13" office:value-type="float" office:value="19.6923076923077" calcext:value-type="float">
            <text:p>19,6923076923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Desviación</text:p>
          </table:table-cell>
          <table:table-cell table:style-name="ce5" table:formula="of:=STDEV([.C25:.C37])" office:value-type="float" office:value="0.104141836829914" calcext:value-type="float">
            <text:p>0,1041418368</text:p>
          </table:table-cell>
          <table:table-cell table:style-name="ce5" table:formula="of:=STDEV([.D25:.D37])" office:value-type="float" office:value="0.0875025437155695" calcext:value-type="float">
            <text:p>0,0875025437</text:p>
          </table:table-cell>
          <table:table-cell table:style-name="ce5" table:formula="of:=STDEV([.E25:.E37])" office:value-type="float" office:value="0.122815720690719" calcext:value-type="float">
            <text:p>0,1228157207</text:p>
          </table:table-cell>
          <table:table-cell table:style-name="ce9"/>
          <table:table-cell table:style-name="ce5" table:formula="of:=STDEV([.G25:.G37])" office:value-type="float" office:value="16.9429661678262" calcext:value-type="float">
            <text:p>16,94296616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6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6P0"/>
    </number:currency-style>
    <number:currency-style style:name="N10108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9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9P0"/>
    </number:currency-style>
    <number:date-style style:name="N10110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CL">
      <number:month number:textual="true"/>
      <number:text>-</number:text>
      <number:year/>
    </number:date-style>
    <number:time-style style:name="N10112" number:language="es" number:country="CL">
      <number:hours/>
      <number:text>:</number:text>
      <number:minutes number:style="long"/>
      <number:text> </number:text>
      <number:am-pm/>
    </number:time-style>
    <number:time-style style:name="N10113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CL">
      <number:hours/>
      <number:text>:</number:text>
      <number:minutes number:style="long"/>
    </number:time-style>
    <number:time-style style:name="N10115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s" number:country="CL">
      <number:number number:decimal-places="0" loext:min-decimal-places="0" number:min-integer-digits="1" number:grouping="true"/>
    </number:number-style>
    <number:number-style style:name="N10117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0" loext:min-decimal-places="0" number:min-integer-digits="1" number:grouping="true"/>
    </number:number-style>
    <number:number-style style:name="N10118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number:number number:decimal-places="2" loext:min-decimal-places="2" number:min-integer-digits="1" number:grouping="true"/>
    </number:number-style>
    <number:number-style style:name="N10119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CL">
      <number:number number:decimal-places="2" loext:min-decimal-places="2" number:min-integer-digits="1" number:grouping="true"/>
    </number:number-style>
    <number:number-style style:name="N10120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C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CL">
      <loext:fill-character> </loext:fill-character>
      <number:text>- </number:text>
    </number:number-style>
    <number:text-style style:name="N10124" number:language="es" number:country="CL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CL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CL">
      <number:currency-symbol/>
      <loext:text> </loext:text>
      <loext:fill-character> </loext:fill-character>
      <number:text>- </number:text>
    </number:currency-style>
    <number:text-style style:name="N10128" number:language="es" number:country="C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C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CL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C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C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CL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CL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CL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C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-00-0000</text:date>, <text:time style:data-style-name="N2" text:time-value="07:23:53.9866245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1:52:33.946934399</meta:creation-date>
    <dc:date>2018-11-22T07:39:26.445722497</dc:date>
    <meta:editing-duration>PT16M34S</meta:editing-duration>
    <meta:editing-cycles>2</meta:editing-cycles>
    <meta:generator>LibreOffice/5.1.6.2$Linux_X86_64 LibreOffice_project/10m0$Build-2</meta:generator>
    <meta:document-statistic meta:table-count="4" meta:cell-count="46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703cm" style:legend-expansion="high" chart:style-name="ch2"/>
        <chart:plot-area chart:style-name="ch3" table:cell-range-address="Hoja1.C2:Hoja1.E7" chart:data-source-has-labels="row" svg:x="0.32cm" svg:y="0.18cm" svg:width="13.15cm" svg:height="8.64cm">
          <chartooo:coordinate-region svg:x="1.047cm" svg:y="0.38cm" svg:width="12.423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3:Hoja1.C7" chart:label-cell-address="Hoja1.C2:Hoja1.C2" chart:class="chart:bar">
            <chart:data-point chart:repeated="5"/>
          </chart:series>
          <chart:series chart:style-name="ch8" chart:values-cell-range-address="Hoja1.D3:Hoja1.D7" chart:label-cell-address="Hoja1.D2:Hoja1.D2" chart:class="chart:bar">
            <chart:data-point chart:repeated="5"/>
          </chart:series>
          <chart:series chart:style-name="ch9" chart:values-cell-range-address="Hoja1.E3:Hoja1.E7" chart:label-cell-address="Hoja1.E2:Hoja1.E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Hoja1.C2:Hoja1.C2</svg:desc>
                </draw:g>
              </table:table-cell>
              <table:table-cell office:value-type="string">
                <text:p>Recall</text:p>
                <draw:g>
                  <svg:desc>Hoja1.D2:Hoja1.D2</svg:desc>
                </draw:g>
              </table:table-cell>
              <table:table-cell office:value-type="string">
                <text:p>Precision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6111111111111">
                <text:p>0.736111111111111</text:p>
                <draw:g>
                  <svg:desc>Hoja1.C3:Hoja1.C7</svg:desc>
                </draw:g>
              </table:table-cell>
              <table:table-cell office:value-type="float" office:value="1">
                <text:p>1</text:p>
                <draw:g>
                  <svg:desc>Hoja1.D3:Hoja1.D7</svg:desc>
                </draw:g>
              </table:table-cell>
              <table:table-cell office:value-type="float" office:value="0.766233766233766">
                <text:p>0.766233766233766</text:p>
                <draw:g>
                  <svg:desc>Hoja1.E3:Hoja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619117647058824">
                <text:p>0.619117647058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0952380952381">
                <text:p>0.730952380952381</text:p>
              </table:table-cell>
              <table:table-cell office:value-type="float" office:value="0.5625">
                <text:p>0.562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1388888888889">
                <text:p>0.701388888888889</text:p>
              </table:table-cell>
              <table:table-cell office:value-type="float" office:value="0.6875">
                <text:p>0.6875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2424242424242">
                <text:p>0.742424242424242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703cm" style:legend-expansion="high" chart:style-name="ch2"/>
        <chart:plot-area chart:style-name="ch3" table:cell-range-address="Hoja2.C2:Hoja2.E9" chart:data-source-has-labels="row" svg:x="0.32cm" svg:y="0.18cm" svg:width="13.15cm" svg:height="8.64cm">
          <chartooo:coordinate-region svg:x="1.047cm" svg:y="0.38cm" svg:width="12.423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2.C3:Hoja2.C9" chart:label-cell-address="Hoja2.C2:Hoja2.C2" chart:class="chart:bar">
            <chart:data-point chart:repeated="7"/>
          </chart:series>
          <chart:series chart:style-name="ch8" chart:values-cell-range-address="Hoja2.D3:Hoja2.D9" chart:label-cell-address="Hoja2.D2:Hoja2.D2" chart:class="chart:bar">
            <chart:data-point chart:repeated="7"/>
          </chart:series>
          <chart:series chart:style-name="ch9" chart:values-cell-range-address="Hoja2.E3:Hoja2.E9" chart:label-cell-address="Hoja2.E2:Hoja2.E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Hoja2.C2:Hoja2.C2</svg:desc>
                </draw:g>
              </table:table-cell>
              <table:table-cell office:value-type="string">
                <text:p>Recall</text:p>
                <draw:g>
                  <svg:desc>Hoja2.D2:Hoja2.D2</svg:desc>
                </draw:g>
              </table:table-cell>
              <table:table-cell office:value-type="string">
                <text:p>Precision</text:p>
                <draw:g>
                  <svg:desc>Hoja2.E2:Hoja2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5294117647059">
                <text:p>0.705294117647059</text:p>
                <draw:g>
                  <svg:desc>Hoja2.C3:Hoja2.C9</svg:desc>
                </draw:g>
              </table:table-cell>
              <table:table-cell office:value-type="float" office:value="1">
                <text:p>1</text:p>
                <draw:g>
                  <svg:desc>Hoja2.D3:Hoja2.D9</svg:desc>
                </draw:g>
              </table:table-cell>
              <table:table-cell office:value-type="float" office:value="0.726666666666667">
                <text:p>0.726666666666667</text:p>
                <draw:g>
                  <svg:desc>Hoja2.E3:Hoja2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037037037037">
                <text:p>0.62037037037037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3232323232323">
                <text:p>0.723232323232323</text:p>
              </table:table-cell>
              <table:table-cell office:value-type="float" office:value="1">
                <text:p>1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015873015873">
                <text:p>0.63015873015873</text:p>
              </table:table-cell>
              <table:table-cell office:value-type="float" office:value="1">
                <text:p>1</text:p>
              </table:table-cell>
              <table:table-cell office:value-type="float" office:value="0.695238095238095">
                <text:p>0.6952380952380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703cm" style:legend-expansion="high" chart:style-name="ch2"/>
        <chart:plot-area chart:style-name="ch3" table:cell-range-address="Hoja3.C2:Hoja3.E15" chart:data-source-has-labels="row" svg:x="0.32cm" svg:y="0.18cm" svg:width="13.15cm" svg:height="8.64cm">
          <chartooo:coordinate-region svg:x="1.047cm" svg:y="0.38cm" svg:width="12.423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3.C3:Hoja3.C15" chart:label-cell-address="Hoja3.C2:Hoja3.C2" chart:class="chart:bar">
            <chart:data-point chart:repeated="13"/>
          </chart:series>
          <chart:series chart:style-name="ch8" chart:values-cell-range-address="Hoja3.D3:Hoja3.D15" chart:label-cell-address="Hoja3.D2:Hoja3.D2" chart:class="chart:bar">
            <chart:data-point chart:repeated="13"/>
          </chart:series>
          <chart:series chart:style-name="ch9" chart:values-cell-range-address="Hoja3.E3:Hoja3.E15" chart:label-cell-address="Hoja3.E2:Hoja3.E2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Hoja3.C2:Hoja3.C2</svg:desc>
                </draw:g>
              </table:table-cell>
              <table:table-cell office:value-type="string">
                <text:p>Recall</text:p>
                <draw:g>
                  <svg:desc>Hoja3.D2:Hoja3.D2</svg:desc>
                </draw:g>
              </table:table-cell>
              <table:table-cell office:value-type="string">
                <text:p>Precision</text:p>
                <draw:g>
                  <svg:desc>Hoja3.E2:Hoja3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3333333333">
                <text:p>0.693333333333</text:p>
                <draw:g>
                  <svg:desc>Hoja3.C3:Hoja3.C15</svg:desc>
                </draw:g>
              </table:table-cell>
              <table:table-cell office:value-type="float" office:value="1">
                <text:p>1</text:p>
                <draw:g>
                  <svg:desc>Hoja3.D3:Hoja3.D15</svg:desc>
                </draw:g>
              </table:table-cell>
              <table:table-cell office:value-type="float" office:value="0.7">
                <text:p>0.7</text:p>
                <draw:g>
                  <svg:desc>Hoja3.E3:Hoja3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1">
                <text:p>1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9047619047619">
                <text:p>0.669047619047619</text:p>
              </table:table-cell>
              <table:table-cell office:value-type="float" office:value="1">
                <text:p>1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3030303030303">
                <text:p>0.603030303030303</text:p>
              </table:table-cell>
              <table:table-cell office:value-type="float" office:value="1">
                <text:p>1</text:p>
              </table:table-cell>
              <table:table-cell office:value-type="float" office:value="0.682857142857143">
                <text:p>0.6828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41071428571429">
                <text:p>0.741071428571429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703cm" style:legend-expansion="high" chart:style-name="ch2"/>
        <chart:plot-area chart:style-name="ch3" table:cell-range-address="Hoja4.C2:Hoja4.E2 Hoja4.C8:Hoja4.E8 Hoja4.C20:Hoja4.E20 Hoja4.C38:Hoja4.E38" chart:data-source-has-labels="row" svg:x="0.32cm" svg:y="0.18cm" svg:width="13.15cm" svg:height="8.64cm">
          <chartooo:coordinate-region svg:x="1.047cm" svg:y="0.38cm" svg:width="12.423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4.C8:Hoja4.C8 Hoja4.C20:Hoja4.C20 Hoja4.C38:Hoja4.C38" chart:label-cell-address="Hoja4.C2:Hoja4.C2" chart:class="chart:bar">
            <chart:data-point chart:repeated="3"/>
          </chart:series>
          <chart:series chart:style-name="ch8" chart:values-cell-range-address="Hoja4.D8:Hoja4.D8 Hoja4.D20:Hoja4.D20 Hoja4.D38:Hoja4.D38" chart:label-cell-address="Hoja4.D2:Hoja4.D2" chart:class="chart:bar">
            <chart:data-point chart:repeated="3"/>
          </chart:series>
          <chart:series chart:style-name="ch9" chart:values-cell-range-address="Hoja4.E8:Hoja4.E8 Hoja4.E20:Hoja4.E20 Hoja4.E38:Hoja4.E38" chart:label-cell-address="Hoja4.E2:Hoja4.E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Hoja4.C2:Hoja4.C2</svg:desc>
                </draw:g>
              </table:table-cell>
              <table:table-cell office:value-type="string">
                <text:p>Recall</text:p>
                <draw:g>
                  <svg:desc>Hoja4.D2:Hoja4.D2</svg:desc>
                </draw:g>
              </table:table-cell>
              <table:table-cell office:value-type="string">
                <text:p>Precision</text:p>
                <draw:g>
                  <svg:desc>Hoja4.E2:Hoja4.E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705508658008658">
                <text:p>0.705508658008658</text:p>
                <draw:g>
                  <svg:desc>Hoja4.C8:Hoja4.C8 Hoja4.C20:Hoja4.C20 Hoja4.C38:Hoja4.C38</svg:desc>
                </draw:g>
              </table:table-cell>
              <table:table-cell office:value-type="float" office:value="0.752222222222222">
                <text:p>0.752222222222222</text:p>
                <draw:g>
                  <svg:desc>Hoja4.D8:Hoja4.D8 Hoja4.D20:Hoja4.D20 Hoja4.D38:Hoja4.D38</svg:desc>
                </draw:g>
              </table:table-cell>
              <table:table-cell office:value-type="float" office:value="0.818340123928359">
                <text:p>0.818340123928359</text:p>
                <draw:g>
                  <svg:desc>Hoja4.E8:Hoja4.E8 Hoja4.E20:Hoja4.E20 Hoja4.E38:Hoja4.E38</svg:desc>
                </draw:g>
              </table:table-cell>
            </table:table-row>
            <table:table-row>
              <table:table-cell office:value-type="string"/>
              <table:table-cell office:value-type="float" office:value="0.744626982105974">
                <text:p>0.744626982105974</text:p>
              </table:table-cell>
              <table:table-cell office:value-type="float" office:value="0.956349206349206">
                <text:p>0.956349206349206</text:p>
              </table:table-cell>
              <table:table-cell office:value-type="float" office:value="0.790430839002268">
                <text:p>0.790430839002268</text:p>
              </table:table-cell>
            </table:table-row>
            <table:table-row>
              <table:table-cell office:value-type="string"/>
              <table:table-cell office:value-type="float" office:value="0.749643967143941">
                <text:p>0.749643967143941</text:p>
              </table:table-cell>
              <table:table-cell office:value-type="float" office:value="0.955128205128205">
                <text:p>0.955128205128205</text:p>
              </table:table-cell>
              <table:table-cell office:value-type="float" office:value="0.740561660561661">
                <text:p>0.7405616605616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